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7.1228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 table:number-columns-repeated="2"/>
          <table:table-cell>
            <draw:control table:end-cell-address="SYS_CMDS.K5" table:end-x="0.5484in" table:end-y="0.0094in" draw:z-index="0" draw:text-style-name="P1" svg:width="2.8862in" svg:height="0.4598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S_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_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_SQL_QUERY</text:p>
          </table:table-cell>
          <table:table-cell office:value-type="string">
            <text:p>sql_xjllb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YS_SQL_QUERY</text:p>
          </table:table-cell>
          <table:table-cell office:value-type="string">
            <text:p>sql_zcfzb_201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table table:name="SYS_SQL_QUERY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2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2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</table:table-row>
        <table:table-row table:style-name="ro2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</table:table-row>
        <table:table-row table:style-name="ro2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</table:table-row>
        <table:table-row table:style-name="ro2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</table:table-row>
      </table:table>
      <table:table table:name="SYS_INDEX_DEFI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ALIAS</text:p>
          </table:table-cell>
          <table:table-cell office:value-type="string">
            <text:p>FORMU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负债率</text:p>
          </table:table-cell>
          <table:table-cell/>
          <table:table-cell office:value-type="string">
            <text:p>总负债/总资产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</table:table>
      <table:table table:name="SYS_INDEX_TABLE" table:style-name="ta1" table:print="false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table:number-columns-repeated="2" office:value-type="string">
            <text:p>INDEX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率表</text:p>
          </table:table-cell>
          <table:table-cell office:value-type="string">
            <text:p>总资产</text:p>
          </table:table-cell>
          <table:table-cell office:value-type="string">
            <text:p>总负债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保障倍数表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6/09/2017</text:date>, <text:time>22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09T22:38:41.20</dc:date>
    <meta:editing-duration>PT5H23M17S</meta:editing-duration>
    <meta:editing-cycles>86</meta:editing-cycles>
    <meta:generator>OpenOffice/4.1.3$Win32 OpenOffice.org_project/413m1$Build-9783</meta:generator>
    <meta:document-statistic meta:table-count="4" meta:cell-count="79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